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cript script:language="JOOScript">&lt;jooscript&gt;
  &lt;insert-before element="text:p"&gt;
    [#setting number_format="00.00"]
  &lt;/insert-before&gt;
&lt;/jooscript&gt;</text:script></text:p>
      <text:p text:style-name="Standard">Number: ${value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Mirko Nasato</meta:initial-creator>
    <meta:creation-date>2006-07-20T18:34:31</meta:creation-date>
    <dc:creator>Mirko Nasato</dc:creator>
    <dc:date>2006-12-01T19:55:14</dc:date>
    <dc:language>en-GB</dc:language>
    <meta:editing-cycles>6</meta:editing-cycles>
    <meta:editing-duration>PT15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17"/>
  </office:meta>
</office:document-meta>
</file>